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 style:data-style-name="N107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579d1c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11">
      <style:text-properties fo:color="#579d1c"/>
    </style:style>
    <style:style style:name="ce12" style:family="table-cell" style:parent-style-name="Default" style:data-style-name="N11">
      <style:text-properties fo:color="#ffcc00"/>
    </style:style>
    <style:style style:name="ce13" style:family="table-cell" style:parent-style-name="Default" style:data-style-name="N11">
      <style:text-properties fo:color="#ff0000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  <style:style style:name="ce17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11"/>
        <table:table-column table:style-name="co3" table:default-cell-style-name="ce6"/>
        <table:table-column table:style-name="co3" table:default-cell-style-name="ce14"/>
        <table:table-column table:style-name="co10" table:default-cell-style-name="ce12"/>
        <table:table-column table:style-name="co11" table:default-cell-style-name="ce14"/>
        <table:table-column table:style-name="co3" table:default-cell-style-name="ce17"/>
        <table:table-column table:style-name="co3" table:default-cell-style-name="ce13"/>
        <table:table-column table:style-name="co3" table:default-cell-style-name="ce17"/>
        <table:table-row table:style-name="ro1">
          <table:table-cell office:value-type="string">
            <text:p>Aktie</text:p>
          </table:table-cell>
          <table:table-cell table:style-name="Default" office:value-type="string">
            <text:p>Jungheinrich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3.54">
            <text:p>23,54 €</text:p>
          </table:table-cell>
          <table:table-cell table:style-name="ce8" office:value-type="string">
            <text:p>Niedrig</text:p>
          </table:table-cell>
          <table:table-cell table:style-name="ce11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EUR" office:value="52.2684272407041">
            <text:p>52,27 €</text:p>
          </table:table-cell>
          <table:table-cell table:style-name="ce6" table:formula="of:=[.F2]-[.B3]/[.B4]" office:value-type="currency" office:currency="EUR" office:value="52.2684272407041">
            <text:p>52,27 €</text:p>
          </table:table-cell>
          <table:table-cell table:style-name="ce11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9" office:value-type="string">
            <text:p>Mittel</text:p>
          </table:table-cell>
          <table:table-cell table:style-name="ce12" office:value-type="percentage" office:value="0.085">
            <text:p>8,50%</text:p>
          </table:table-cell>
          <table:table-cell table:style-name="Default"/>
          <table:table-cell table:style-name="ce14" table:formula="of:=[.G19]+[.G20]" office:value-type="currency" office:currency="EUR" office:value="38.7433492570101">
            <text:p>38,74 €</text:p>
          </table:table-cell>
          <table:table-cell table:formula="of:=[.F3]-[.B3]/[.B4]" office:value-type="currency" office:currency="EUR" office:value="38.7433492570101">
            <text:p>38,74 €</text:p>
          </table:table-cell>
          <table:table-cell table:style-name="ce12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38.5915274467189">
            <text:p>38,59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ce5" office:value-type="float" office:value="0.102">
            <text:p>0,102</text:p>
          </table:table-cell>
          <table:table-cell table:style-name="ce10" office:value-type="string">
            <text:p>Hoch</text:p>
          </table:table-cell>
          <table:table-cell table:style-name="ce13" office:value-type="percentage" office:value="0.1">
            <text:p>10,00%</text:p>
          </table:table-cell>
          <table:table-cell table:style-name="Default"/>
          <table:table-cell table:style-name="ce15" table:formula="of:=[.J19]+[.J20]" office:value-type="currency" office:currency="EUR" office:value="24.45916222186">
            <text:p>24,46 €</text:p>
          </table:table-cell>
          <table:table-cell table:style-name="ce15" table:formula="of:=[.F4]-[.B3]/[.B4]" office:value-type="currency" office:currency="EUR" office:value="24.45916222186">
            <text:p>24,46 €</text:p>
          </table:table-cell>
          <table:table-cell table:style-name="ce16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2.41">
            <text:p>2,41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39 % Margin of Safety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.205">
            <text:p>1,21 €</text:p>
          </table:table-cell>
          <table:table-cell table:style-name="ce8"/>
          <table:table-cell table:formula="of:=[.B8]/(1+[.D2])^(1/4)" office:value-type="currency" office:currency="EUR" office:value="1.18478924307513">
            <text:p>1,18 €</text:p>
          </table:table-cell>
          <table:table-cell table:formula="of:=[.B5]/2" office:value-type="currency" office:currency="EUR" office:value="1.205">
            <text:p>1,21 €</text:p>
          </table:table-cell>
          <table:table-cell table:style-name="ce9"/>
          <table:table-cell table:formula="of:=[.E8]/(1+[.D3])^(1/4)" office:value-type="currency" office:currency="EUR" office:value="1.18067294724204">
            <text:p>1,18 €</text:p>
          </table:table-cell>
          <table:table-cell table:formula="of:=[.B5]/2" office:value-type="currency" office:currency="EUR" office:value="1.205">
            <text:p>1,21 €</text:p>
          </table:table-cell>
          <table:table-cell table:style-name="ce10"/>
          <table:table-cell table:formula="of:=[.H8]/(1+[.D4])^(1/4)" office:value-type="currency" office:currency="EUR" office:value="1.17662717805995">
            <text:p>1,18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2.41">
            <text:p>2,41 €</text:p>
          </table:table-cell>
          <table:table-cell office:value-type="percentage" office:value="0">
            <text:p>0,00%</text:p>
          </table:table-cell>
          <table:table-cell table:formula="of:=[.B9]/(1+[.$D$2])^[.A9]" office:value-type="currency" office:currency="EUR" office:value="2.25233644859813">
            <text:p>2,25 €</text:p>
          </table:table-cell>
          <table:table-cell table:formula="of:=[.B5]*(1+[.F9])" office:value-type="currency" office:currency="EUR" office:value="2.169">
            <text:p>2,17 €</text:p>
          </table:table-cell>
          <table:table-cell office:value-type="percentage" office:value="-0.1">
            <text:p>-10,00%</text:p>
          </table:table-cell>
          <table:table-cell table:formula="of:=[.E9]/(1+[.$D$3])^[.A9]" office:value-type="currency" office:currency="EUR" office:value="1.99907834101383">
            <text:p>2,00 €</text:p>
          </table:table-cell>
          <table:table-cell table:formula="of:=[.B5]*(1+[.I9])" office:value-type="currency" office:currency="EUR" office:value="1.928">
            <text:p>1,93 €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EUR" office:value="1.75272727272727">
            <text:p>1,75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2.7474">
            <text:p>2,75 €</text:p>
          </table:table-cell>
          <table:table-cell office:value-type="percentage" office:value="0.14">
            <text:p>14,00%</text:p>
          </table:table-cell>
          <table:table-cell table:formula="of:=[.B10]/(1+[.$D$2])^[.A10]" office:value-type="currency" office:currency="EUR" office:value="2.39968556205782">
            <text:p>2,40 €</text:p>
          </table:table-cell>
          <table:table-cell table:formula="of:=[.E9]*(1+[.F10])" office:value-type="currency" office:currency="EUR" office:value="2.40759">
            <text:p>2,41 €</text:p>
          </table:table-cell>
          <table:table-cell office:value-type="percentage" office:value="0.11">
            <text:p>11,00%</text:p>
          </table:table-cell>
          <table:table-cell table:formula="of:=[.E10]/(1+[.$D$3])^[.A10]" office:value-type="currency" office:currency="EUR" office:value="2.04514005394041">
            <text:p>2,05 €</text:p>
          </table:table-cell>
          <table:table-cell table:formula="of:=[.H9]*(1+[.I10])" office:value-type="currency" office:currency="EUR" office:value="1.96656">
            <text:p>1,97 €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EUR" office:value="1.62525619834711">
            <text:p>1,63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2.912244">
            <text:p>2,91 €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EUR" office:value="2.37725859418812">
            <text:p>2,38 €</text:p>
          </table:table-cell>
          <table:table-cell table:formula="of:=[.E10]*(1+[.F11])" office:value-type="currency" office:currency="EUR" office:value="2.5279695">
            <text:p>2,53 €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EUR" office:value="1.97916779413588">
            <text:p>1,98 €</text:p>
          </table:table-cell>
          <table:table-cell table:formula="of:=[.H10]*(1+[.I11])" office:value-type="currency" office:currency="EUR" office:value="2.0058912">
            <text:p>2,01 €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EUR" office:value="1.50705574755823">
            <text:p>1,51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3.0578562">
            <text:p>3,06 €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EUR" office:value="2.33282385410984">
            <text:p>2,33 €</text:p>
          </table:table-cell>
          <table:table-cell table:formula="of:=[.E11]*(1+[.F12])" office:value-type="currency" office:currency="EUR" office:value="2.62908828">
            <text:p>2,63 €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EUR" office:value="1.89708249391826">
            <text:p>1,90 €</text:p>
          </table:table-cell>
          <table:table-cell table:formula="of:=[.H11]*(1+[.I12])" office:value-type="currency" office:currency="EUR" office:value="2.0058912">
            <text:p>2,01 €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EUR" office:value="1.37005067959839">
            <text:p>1,37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3.21074901">
            <text:p>3,21 €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EUR" office:value="2.28921966992087">
            <text:p>2,29 €</text:p>
          </table:table-cell>
          <table:table-cell table:formula="of:=[.E12]*(1+[.F13])" office:value-type="currency" office:currency="EUR" office:value="2.7342518112">
            <text:p>2,73 €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EUR" office:value="1.81840165315668">
            <text:p>1,82 €</text:p>
          </table:table-cell>
          <table:table-cell table:formula="of:=[.H12]*(1+[.I13])" office:value-type="currency" office:currency="EUR" office:value="2.0058912">
            <text:p>2,01 €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EUR" office:value="1.24550061781672">
            <text:p>1,25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3.3712864605">
            <text:p>3,37 €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EUR" office:value="2.24643051721207">
            <text:p>2,25 €</text:p>
          </table:table-cell>
          <table:table-cell table:formula="of:=[.E13]*(1+[.F14])" office:value-type="currency" office:currency="EUR" office:value="2.843621883648">
            <text:p>2,84 €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EUR" office:value="1.74298407307184">
            <text:p>1,74 €</text:p>
          </table:table-cell>
          <table:table-cell table:formula="of:=[.H13]*(1+[.I14])" office:value-type="currency" office:currency="EUR" office:value="2.0058912">
            <text:p>2,01 €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EUR" office:value="1.13227328892429">
            <text:p>1,13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3.539850783525">
            <text:p>3,54 €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EUR" office:value="2.20444116175016">
            <text:p>2,20 €</text:p>
          </table:table-cell>
          <table:table-cell table:formula="of:=[.E14]*(1+[.F15])" office:value-type="currency" office:currency="EUR" office:value="2.92893054015744">
            <text:p>2,93 €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EUR" office:value="1.65463004171797">
            <text:p>1,65 €</text:p>
          </table:table-cell>
          <table:table-cell table:formula="of:=[.H14]*(1+[.I15])" office:value-type="currency" office:currency="EUR" office:value="2.0058912">
            <text:p>2,01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1.02933935356753">
            <text:p>1,03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3.681444814866">
            <text:p>3,68 €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EUR" office:value="2.14263440020576">
            <text:p>2,14 €</text:p>
          </table:table-cell>
          <table:table-cell table:formula="of:=[.E15]*(1+[.F16])" office:value-type="currency" office:currency="EUR" office:value="3.01679845636216">
            <text:p>3,02 €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EUR" office:value="1.57075478614701">
            <text:p>1,57 €</text:p>
          </table:table-cell>
          <table:table-cell table:formula="of:=[.H15]*(1+[.I16])" office:value-type="currency" office:currency="EUR" office:value="2.0058912">
            <text:p>2,01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0.935763048697758">
            <text:p>0,94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3.79188815931198">
            <text:p>3,79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2.06253591795508">
            <text:p>2,06 €</text:p>
          </table:table-cell>
          <table:table-cell table:formula="of:=[.E16]*(1+[.F17])" office:value-type="currency" office:currency="EUR" office:value="3.07713442548941">
            <text:p>3,08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1.47665426900456">
            <text:p>1,48 €</text:p>
          </table:table-cell>
          <table:table-cell table:formula="of:=[.H16]*(1+[.I17])" office:value-type="currency" office:currency="EUR" office:value="2.0058912">
            <text:p>2,01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0.850693680634325">
            <text:p>0,85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3.90564480409134">
            <text:p>3,91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1.98543177148947">
            <text:p>1,99 €</text:p>
          </table:table-cell>
          <table:table-cell table:formula="of:=[.E17]*(1+[.F18])" office:value-type="currency" office:currency="EUR" office:value="3.1386771139992">
            <text:p>3,14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1.38819111003194">
            <text:p>1,39 €</text:p>
          </table:table-cell>
          <table:table-cell table:formula="of:=[.H17]*(1+[.I18])" office:value-type="currency" office:currency="EUR" office:value="2.0058912">
            <text:p>2,01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0.77335789148575">
            <text:p>0,77 €</text:p>
          </table:table-cell>
        </table:table-row>
        <table:table-row table:style-name="ro1">
          <table:table-cell/>
          <table:table-cell table:style-name="ce7"/>
          <table:table-cell table:style-name="ce8"/>
          <table:table-cell table:formula="of:=SUM([.D8:.D18])" office:value-type="currency" office:currency="EUR" office:value="23.4775871405625">
            <text:p>23,48 €</text:p>
          </table:table-cell>
          <table:table-cell/>
          <table:table-cell table:style-name="ce9"/>
          <table:table-cell table:formula="of:=SUM([.G8:.G18])" office:value-type="currency" office:currency="EUR" office:value="18.7527575633804">
            <text:p>18,75 €</text:p>
          </table:table-cell>
          <table:table-cell/>
          <table:table-cell table:style-name="ce10"/>
          <table:table-cell table:formula="of:=SUM([.J8:.J18])" office:value-type="currency" office:currency="EUR" office:value="13.3986449574173">
            <text:p>13,40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58.5846720613701">
            <text:p>58,58 €</text:p>
          </table:table-cell>
          <table:table-cell table:style-name="ce8"/>
          <table:table-cell table:formula="of:=[.B20]/(1+[.D2])^([.A18]+1/2)" office:value-type="currency" office:currency="EUR" office:value="28.7908401001416">
            <text:p>28,79 €</text:p>
          </table:table-cell>
          <table:table-cell table:formula="of:=[.E18]*[.D5]" office:value-type="currency" office:currency="EUR" office:value="47.0801567099879">
            <text:p>47,08 €</text:p>
          </table:table-cell>
          <table:table-cell table:style-name="ce9"/>
          <table:table-cell table:formula="of:=[.E20]/(1+[.D3])^([.A18]+1/2)" office:value-type="currency" office:currency="EUR" office:value="19.9905916936296">
            <text:p>19,99 €</text:p>
          </table:table-cell>
          <table:table-cell table:formula="of:=[.H18]*[.D5]" office:value-type="currency" office:currency="EUR" office:value="30.088368">
            <text:p>30,09 €</text:p>
          </table:table-cell>
          <table:table-cell table:style-name="ce10"/>
          <table:table-cell table:formula="of:=[.H20]/(1+[.D4])^([.A18]+1/2)" office:value-type="currency" office:currency="EUR" office:value="11.0605172644427">
            <text:p>11,06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0">10.04.2022</text:date>, <text:time>11:40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10T11:40:36.66</dc:date>
    <dc:creator>aaa </dc:creator>
    <meta:editing-duration>P2DT23H51M2S</meta:editing-duration>
    <meta:editing-cycles>52</meta:editing-cycles>
    <meta:generator>OpenOffice/4.1.5$Win32 OpenOffice.org_project/415m1$Build-9789</meta:generator>
    <meta:document-statistic meta:table-count="5" meta:cell-count="688" meta:object-count="0"/>
  </office:meta>
</office:document-meta>
</file>